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6cm" fo:min-width="3.058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2cm" fo:min-width="3.4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322cm" fo:min-width="1.45cm" fo:padding-top="0.15cm" fo:padding-bottom="0.15cm" fo:padding-left="0.275cm" fo:padding-right="0.275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357cm" fo:min-width="1.276cm" fo:padding-top="0.15cm" fo:padding-bottom="0.15cm" fo:padding-left="0.275cm" fo:padding-right="0.27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71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3.85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578cm" fo:min-width="3.058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2.4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Liberation Serif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4" draw:id="id4" draw:layer="layout" svg:width="4cm" svg:height="1.5cm" svg:x="8cm" svg:y="1.3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6" draw:id="id6" draw:layer="layout" svg:width="4cm" svg:height="1.242cm" svg:x="8cm" svg:y="5.158cm">
          <text:p text:style-name="P1"><text:span text:style-name="T1">div: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4cm" svg:height="1.242cm" svg:x="8cm" svg:y="3.3cm">
          <text:p text:style-name="P1"><text:span text:style-name="T1">degree:= pow(N, 2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4cm" svg:height="1.242cm" svg:x="8.004cm" svg:y="13.058cm">
          <text:p text:style-name="P1"><text:span text:style-name="T1">i: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4cm" svg:height="1.242cm" svg:x="8.004cm" svg:y="15.258cm">
          <text:p text:style-name="P1"><text:span text:style-name="T1">i &lt;= digits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xml:id="id18" draw:id="id18" draw:layer="layout" svg:x1="10.004cm" svg:y1="14.3cm" svg:x2="10.004cm" svg:y2="15.258cm" draw:start-shape="id1" draw:start-glue-point="6" draw:end-shape="id2" draw:end-glue-point="4" svg:d="M10004 14300v958" svg:viewBox="0 0 1 959">
          <text:p/>
        </draw:connector>
        <draw:custom-shape draw:style-name="gr5" draw:text-style-name="P3" xml:id="id3" draw:id="id3" draw:layer="layout" svg:width="3cm" svg:height="1.656cm" svg:x="8.504cm" svg:y="23.358cm">
          <text:p text:style-name="P1"><text:span text:style-name="T1">Возврат </text:span></text:p>
          <text:p text:style-name="P1"><text:span text:style-name="T1">tr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xml:id="id10" draw:id="id10" draw:layer="layout" svg:x1="10.004cm" svg:y1="25.014cm" svg:x2="10.004cm" svg:y2="25.014cm" draw:start-shape="id3" draw:start-glue-point="8" draw:end-shape="id3" draw:end-glue-point="8" svg:d="M10004 25014z" svg:viewBox="0 0 1 1">
          <text:p/>
        </draw:connector>
        <draw:frame draw:style-name="gr7" draw:text-style-name="P4" draw:layer="layout" svg:width="1cm" svg:height="0.721cm" svg:x="9.904cm" svg:y="22.537cm">
          <draw:text-box>
            <text:p><text:span text:style-name="T1">Да</text:span></text:p>
          </draw:text-box>
        </draw:frame>
        <draw:frame draw:style-name="gr7" draw:text-style-name="P4" draw:layer="layout" svg:width="1.804cm" svg:height="0.721cm" svg:x="11.9cm" svg:y="15.3cm">
          <draw:text-box>
            <text:p><text:span text:style-name="T1">Нет</text:span></text:p>
          </draw:text-box>
        </draw:frame>
        <draw:connector draw:style-name="gr4" draw:text-style-name="P1" draw:layer="layout" svg:x1="10cm" svg:y1="2.8cm" svg:x2="10cm" svg:y2="3.3cm" draw:start-shape="id4" draw:start-glue-point="6" draw:end-shape="id5" draw:end-glue-point="4" svg:d="M10000 2800v500" svg:viewBox="0 0 1 501">
          <text:p/>
        </draw:connector>
        <draw:connector draw:style-name="gr4" draw:text-style-name="P1" draw:layer="layout" svg:x1="10cm" svg:y1="4.542cm" svg:x2="10cm" svg:y2="5.158cm" draw:start-shape="id5" draw:start-glue-point="6" draw:end-shape="id6" draw:end-glue-point="4" svg:d="M10000 4542v616" svg:viewBox="0 0 1 617">
          <text:p/>
        </draw:connector>
        <draw:custom-shape draw:style-name="gr2" draw:text-style-name="P2" xml:id="id7" draw:id="id7" draw:layer="layout" svg:width="4cm" svg:height="1.242cm" svg:x="8.004cm" svg:y="17.316cm">
          <text:p text:style-name="P1"><text:span text:style-name="T1">div *= 1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0.004cm" svg:y1="16.5cm" svg:x2="10.004cm" svg:y2="17.316cm" draw:start-shape="id2" draw:start-glue-point="6" draw:end-shape="id7" draw:end-glue-point="4" svg:d="M10004 16500v816" svg:viewBox="0 0 1 817">
          <text:p/>
        </draw:connector>
        <draw:custom-shape draw:style-name="gr8" draw:text-style-name="P2" xml:id="id8" draw:id="id8" draw:layer="layout" svg:width="4.4cm" svg:height="1.24cm" svg:x="7.804cm" svg:y="19.318cm">
          <text:p text:style-name="P1"><text:span text:style-name="T1">remainder = degree%di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0.004cm" svg:y1="18.558cm" svg:x2="10.004cm" svg:y2="19.318cm" draw:start-shape="id7" draw:start-glue-point="6" draw:end-shape="id8" draw:end-glue-point="4" svg:d="M10004 18558v760" svg:viewBox="0 0 1 761">
          <text:p/>
        </draw:connector>
        <draw:custom-shape draw:style-name="gr3" draw:text-style-name="P2" xml:id="id9" draw:id="id9" draw:layer="layout" svg:width="4cm" svg:height="1.242cm" svg:x="8.004cm" svg:y="21.316cm">
          <text:p text:style-name="P1"><text:span text:style-name="T1">N == remainder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0.004cm" svg:y1="20.558cm" svg:x2="10.004cm" svg:y2="21.316cm" draw:start-shape="id8" draw:start-glue-point="6" draw:end-shape="id9" draw:end-glue-point="4" svg:d="M10004 20558v758" svg:viewBox="0 0 1 759">
          <text:p/>
        </draw:connector>
        <draw:frame draw:style-name="gr7" draw:text-style-name="P4" draw:layer="layout" svg:width="1cm" svg:height="0.721cm" svg:x="9.904cm" svg:y="16.459cm">
          <draw:text-box>
            <text:p><text:span text:style-name="T1">Да</text:span></text:p>
          </draw:text-box>
        </draw:frame>
        <draw:frame draw:style-name="gr7" draw:text-style-name="P4" xml:id="id16" draw:id="id16" draw:layer="layout" svg:width="1.804cm" svg:height="0.721cm" svg:x="6.996cm" svg:y="21.3cm">
          <draw:text-box>
            <text:p><text:span text:style-name="T1">Нет</text:span></text:p>
          </draw:text-box>
        </draw:frame>
        <draw:custom-shape draw:style-name="gr9" draw:text-style-name="P2" xml:id="id11" draw:id="id11" draw:layer="layout" svg:width="4cm" svg:height="1.242cm" svg:x="8.004cm" svg:y="25.916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" draw:layer="layout" svg:x1="10.004cm" svg:y1="25.014cm" svg:x2="10.004cm" svg:y2="25.916cm" draw:start-shape="id10" draw:start-glue-point="0" draw:end-shape="id11" draw:end-glue-point="4" svg:d="M10004 25014v902" svg:viewBox="0 0 1 903">
          <text:p/>
        </draw:connector>
        <draw:custom-shape draw:style-name="gr5" draw:text-style-name="P3" xml:id="id12" draw:id="id12" draw:layer="layout" svg:width="3cm" svg:height="1.656cm" svg:x="12.4cm" svg:y="23.4cm">
          <text:p text:style-name="P1"><text:span text:style-name="T1">Возврат </text:span></text:p>
          <text:p text:style-name="P1"><text:span text:style-name="T1">fals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10.004cm" svg:y1="22.558cm" svg:x2="10.004cm" svg:y2="23.358cm" draw:start-shape="id9" draw:start-glue-point="6" draw:end-shape="id3" draw:end-glue-point="5" svg:d="M10004 22558v800" svg:viewBox="0 0 1 801">
          <text:p/>
        </draw:connector>
        <draw:connector draw:style-name="gr4" draw:text-style-name="P1" draw:layer="layout" svg:x1="12.004cm" svg:y1="15.879cm" svg:x2="13.9cm" svg:y2="23.4cm" draw:start-shape="id2" draw:start-glue-point="7" draw:end-shape="id12" draw:end-glue-point="5" svg:d="M12004 15879h1896v7521" svg:viewBox="0 0 1897 7522">
          <text:p/>
        </draw:connector>
        <draw:connector draw:style-name="gr4" draw:text-style-name="P1" draw:layer="layout" svg:x1="13.9cm" svg:y1="25.056cm" svg:x2="12.004cm" svg:y2="26.537cm" draw:start-shape="id12" draw:start-glue-point="8" draw:end-shape="id11" draw:end-glue-point="7" svg:d="M13900 25056v1481h-1896" svg:viewBox="0 0 1897 1482">
          <text:p/>
        </draw:connector>
        <draw:custom-shape draw:style-name="gr2" draw:text-style-name="P2" xml:id="id13" draw:id="id13" draw:layer="layout" svg:width="4cm" svg:height="1.242cm" svg:x="8cm" svg:y="7.058cm">
          <text:p text:style-name="P1"><text:span text:style-name="T1">bufer:= 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0cm" svg:y1="6.4cm" svg:x2="10cm" svg:y2="7.058cm" draw:start-shape="id6" draw:start-glue-point="6" draw:end-shape="id13" draw:end-glue-point="4" svg:d="M10000 6400v658" svg:viewBox="0 0 1 659">
          <text:p/>
        </draw:connector>
        <draw:custom-shape draw:style-name="gr3" draw:text-style-name="P2" xml:id="id14" draw:id="id14" draw:layer="layout" svg:width="4cm" svg:height="1.242cm" svg:x="8cm" svg:y="9cm">
          <text:p text:style-name="P1"><text:span text:style-name="T1">bufer &gt;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0cm" svg:y1="8.3cm" svg:x2="10cm" svg:y2="9cm" draw:start-shape="id13" draw:start-glue-point="6" draw:end-shape="id14" draw:end-glue-point="4" svg:d="M10000 8300v700" svg:viewBox="0 0 1 701">
          <text:p/>
        </draw:connector>
        <draw:custom-shape draw:style-name="gr2" draw:text-style-name="P2" xml:id="id15" draw:id="id15" draw:layer="layout" svg:width="4cm" svg:height="1.242cm" svg:x="8cm" svg:y="10.9cm">
          <text:p text:style-name="P1"><text:span text:style-name="T1">bufer /= 1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0cm" svg:y1="10.242cm" svg:x2="10cm" svg:y2="10.9cm" draw:start-shape="id14" draw:start-glue-point="6" draw:end-shape="id15" draw:end-glue-point="4" svg:d="M10000 10242v658" svg:viewBox="0 0 1 659">
          <text:p/>
        </draw:connector>
        <draw:connector draw:style-name="gr11" draw:text-style-name="P1" draw:layer="layout" draw:line-skew="-0.675cm" svg:x1="8cm" svg:y1="11.521cm" svg:x2="10.014cm" svg:y2="8.731cm" draw:start-shape="id15" draw:start-glue-point="5" svg:d="M8000 11521h-1200v-2790h3214" svg:viewBox="0 0 3215 2791">
          <text:p/>
        </draw:connector>
        <draw:connector draw:style-name="gr4" draw:text-style-name="P1" draw:layer="layout" draw:line-skew="1.371cm" svg:x1="12cm" svg:y1="9.621cm" svg:x2="12.004cm" svg:y2="13.679cm" draw:start-shape="id14" draw:start-glue-point="7" draw:end-shape="id1" draw:end-glue-point="7" svg:d="M12000 9621h1900v4058h-1896" svg:viewBox="0 0 1901 4059">
          <text:p/>
        </draw:connector>
        <draw:frame draw:style-name="gr7" draw:text-style-name="P4" draw:layer="layout" svg:width="1cm" svg:height="0.721cm" svg:x="9.9cm" svg:y="10.179cm">
          <draw:text-box>
            <text:p><text:span text:style-name="T1">Да</text:span></text:p>
          </draw:text-box>
        </draw:frame>
        <draw:frame draw:style-name="gr7" draw:text-style-name="P4" draw:layer="layout" svg:width="1.804cm" svg:height="0.721cm" svg:x="11.796cm" svg:y="9cm">
          <draw:text-box>
            <text:p><text:span text:style-name="T1">Нет</text:span></text:p>
          </draw:text-box>
        </draw:frame>
        <draw:connector draw:style-name="gr6" draw:text-style-name="P1" draw:layer="layout" svg:x1="8.8cm" svg:y1="21.66cm" svg:x2="8.8cm" svg:y2="21.66cm" draw:start-shape="id16" draw:end-shape="id16" svg:d="M8800 21660z" svg:viewBox="0 0 1 1">
          <text:p/>
        </draw:connector>
        <draw:custom-shape draw:style-name="gr12" draw:text-style-name="P2" xml:id="id17" draw:id="id17" draw:layer="layout" svg:width="3cm" svg:height="1.24cm" svg:x="4.1cm" svg:y="17.288cm">
          <text:p text:style-name="P1"><text:span text:style-name="T1">++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8.004cm" svg:y1="21.937cm" svg:x2="5.6cm" svg:y2="18.528cm" draw:start-shape="id9" draw:start-glue-point="5" draw:end-shape="id17" draw:end-glue-point="6" svg:d="M8004 21937h-2404v-3409" svg:viewBox="0 0 2405 3410">
          <text:p/>
        </draw:connector>
        <draw:connector draw:style-name="gr11" draw:text-style-name="P1" draw:layer="layout" draw:line-skew="-1.469cm" svg:x1="5.6cm" svg:y1="17.288cm" svg:x2="10.004cm" svg:y2="14.779cm" draw:start-shape="id17" draw:start-glue-point="4" draw:end-shape="id18" draw:end-glue-point="0" svg:d="M5600 17288v-2488h4404v-21" svg:viewBox="0 0 4405 25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8-12-06T17:14:48.738000000</dc:date>
    <meta:editing-duration>PT1H19M4S</meta:editing-duration>
    <meta:editing-cycles>12</meta:editing-cycles>
    <meta:generator>LibreOffice/6.1.1.2$Windows_X86_64 LibreOffice_project/5d19a1bfa650b796764388cd8b33a5af1f5baa1b</meta:generator>
    <meta:document-statistic meta:object-count="40"/>
  </office:meta>
</office:document-meta>
</file>